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265cm" fo:margin-left="-0.199cm" table:align="left" style:writing-mode="lr-tb"/>
    </style:style>
    <style:style style:name="Tabla1.A" style:family="table-column">
      <style:table-column-properties style:column-width="15.265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265cm" fo:margin-left="-0.199cm" table:align="left" style:writing-mode="lr-tb"/>
    </style:style>
    <style:style style:name="Tabla2.A" style:family="table-column">
      <style:table-column-properties style:column-width="15.265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65cm" fo:margin-left="-0.199cm" table:align="left" style:writing-mode="lr-tb"/>
    </style:style>
    <style:style style:name="Tabla3.A" style:family="table-column">
      <style:table-column-properties style:column-width="15.265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65cm" fo:margin-left="-0.199cm" table:align="left" style:writing-mode="lr-tb"/>
    </style:style>
    <style:style style:name="Tabla4.A" style:family="table-column">
      <style:table-column-properties style:column-width="15.265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65cm" fo:margin-left="-0.199cm" table:align="left" style:writing-mode="lr-tb"/>
    </style:style>
    <style:style style:name="Tabla5.A" style:family="table-column">
      <style:table-column-properties style:column-width="15.265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65cm" fo:margin-left="-0.199cm" table:align="left" style:writing-mode="lr-tb"/>
    </style:style>
    <style:style style:name="Tabla6.A" style:family="table-column">
      <style:table-column-properties style:column-width="15.26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20pt" fo:font-weight="bold" style:font-size-asian="20pt" style:font-weight-asian="bold" style:font-size-complex="20pt"/>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style:snap-to-layout-grid="false"/>
    </style:style>
    <style:style style:name="P5" style:family="paragraph" style:parent-style-name="Standard">
      <style:text-properties fo:font-weight="bold" officeooo:paragraph-rsid="001953a2" style:font-weight-asian="bold"/>
    </style:style>
    <style:style style:name="P6" style:family="paragraph" style:parent-style-name="Standard">
      <style:text-properties officeooo:paragraph-rsid="001953a2"/>
    </style:style>
    <style:style style:name="P7" style:family="paragraph" style:parent-style-name="Standard">
      <style:paragraph-properties fo:margin-top="0.201cm" fo:margin-bottom="0.201cm" loext:contextual-spacing="false" fo:text-align="start" style:justify-single-word="false"/>
      <style:text-properties officeooo:paragraph-rsid="001953a2"/>
    </style:style>
    <style:style style:name="P8" style:family="paragraph" style:parent-style-name="Standard">
      <style:paragraph-properties fo:margin-top="0.201cm" fo:margin-bottom="0.201cm" loext:contextual-spacing="false"/>
      <style:text-properties officeooo:paragraph-rsid="001953a2"/>
    </style:style>
    <style:style style:name="P9" style:family="paragraph" style:parent-style-name="Standard" style:master-page-name="Standard">
      <style:paragraph-properties style:page-number="auto"/>
      <style:text-properties fo:font-size="20pt" fo:font-weight="bold" style:font-size-asian="20pt" style:font-weight-asian="bold" style:font-size-complex="20pt"/>
    </style:style>
    <style:style style:name="P10" style:family="paragraph" style:parent-style-name="Standard">
      <style:paragraph-properties fo:margin-top="0.201cm" fo:margin-bottom="0.201cm" loext:contextual-spacing="false" style:snap-to-layout-grid="false"/>
      <style:text-properties officeooo:paragraph-rsid="00199532"/>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text-properties fo:font-size="16pt" style:text-underline-style="solid" style:text-underline-width="auto" style:text-underline-color="font-color" officeooo:rsid="001d260f" officeooo:paragraph-rsid="001d260f" style:font-size-asian="16pt" style:font-size-complex="16pt"/>
    </style:style>
    <style:style style:name="P14" style:family="paragraph" style:parent-style-name="Standard">
      <style:text-properties officeooo:rsid="000b88cd" officeooo:paragraph-rsid="00199532"/>
    </style:style>
    <style:style style:name="P15" style:family="paragraph" style:parent-style-name="Standard">
      <style:paragraph-properties fo:text-align="justify" style:justify-single-word="false"/>
      <style:text-properties officeooo:rsid="000b88cd" officeooo:paragraph-rsid="001b7ac5"/>
    </style:style>
    <style:style style:name="P16" style:family="paragraph" style:parent-style-name="Standard">
      <style:paragraph-properties fo:text-align="justify" style:justify-single-word="false"/>
      <style:text-properties officeooo:rsid="000b88cd" officeooo:paragraph-rsid="001d260f"/>
    </style:style>
    <style:style style:name="P17" style:family="paragraph" style:parent-style-name="Standard">
      <style:text-properties officeooo:rsid="000914a2" officeooo:paragraph-rsid="00199532"/>
    </style:style>
    <style:style style:name="P18" style:family="paragraph" style:parent-style-name="Standard">
      <style:text-properties officeooo:paragraph-rsid="00199532"/>
    </style:style>
    <style:style style:name="P19" style:family="paragraph" style:parent-style-name="Standard">
      <style:text-properties officeooo:paragraph-rsid="001b7ac5"/>
    </style:style>
    <style:style style:name="P20" style:family="paragraph" style:parent-style-name="Standard">
      <style:text-properties fo:font-style="italic" style:text-underline-style="solid" style:text-underline-width="auto" style:text-underline-color="font-color" officeooo:rsid="001b7ac5" officeooo:paragraph-rsid="001b7ac5" style:font-style-asian="italic" style:font-style-complex="italic"/>
    </style:style>
    <style:style style:name="P21" style:family="paragraph" style:parent-style-name="Standard">
      <style:paragraph-properties fo:text-align="justify" style:justify-single-word="false"/>
      <style:text-properties fo:font-style="italic" style:text-underline-style="solid" style:text-underline-width="auto" style:text-underline-color="font-color" officeooo:rsid="001e106e" officeooo:paragraph-rsid="001e106e" style:font-style-asian="italic" style:font-style-complex="italic"/>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1d260f"/>
    </style:style>
    <style:style style:name="P24" style:family="paragraph" style:parent-style-name="Standard" style:list-style-name="L1">
      <style:paragraph-properties fo:text-align="justify" style:justify-single-word="false"/>
      <style:text-properties officeooo:paragraph-rsid="001d260f"/>
    </style:style>
    <style:style style:name="P25" style:family="paragraph" style:parent-style-name="Standard" style:list-style-name="L1">
      <style:paragraph-properties fo:text-align="justify" style:justify-single-word="false"/>
      <style:text-properties officeooo:paragraph-rsid="001da5fe"/>
    </style:style>
    <style:style style:name="P26" style:family="paragraph" style:parent-style-name="Standard">
      <style:paragraph-properties fo:text-align="justify" style:justify-single-word="false"/>
      <style:text-properties officeooo:paragraph-rsid="001da5fe"/>
    </style:style>
    <style:style style:name="P27" style:family="paragraph" style:parent-style-name="Standard">
      <style:paragraph-properties fo:text-align="justify" style:justify-single-word="false"/>
      <style:text-properties officeooo:paragraph-rsid="00233839"/>
    </style:style>
    <style:style style:name="P28" style:family="paragraph" style:parent-style-name="Standard">
      <style:text-properties officeooo:paragraph-rsid="001d260f"/>
    </style:style>
    <style:style style:name="P29" style:family="paragraph" style:parent-style-name="Standard">
      <style:paragraph-properties fo:text-align="justify" style:justify-single-word="false"/>
      <style:text-properties officeooo:rsid="001e106e" officeooo:paragraph-rsid="001e106e"/>
    </style:style>
    <style:style style:name="P30" style:family="paragraph" style:parent-style-name="Standard">
      <style:paragraph-properties fo:text-align="justify" style:justify-single-word="false"/>
      <style:text-properties officeooo:rsid="001e106e" officeooo:paragraph-rsid="001eecce"/>
    </style:style>
    <style:style style:name="P31" style:family="paragraph" style:parent-style-name="Standard">
      <style:paragraph-properties fo:text-align="justify" style:justify-single-word="false"/>
      <style:text-properties officeooo:rsid="001eecce" officeooo:paragraph-rsid="001eecce"/>
    </style:style>
    <style:style style:name="P32" style:family="paragraph" style:parent-style-name="Standard">
      <style:paragraph-properties fo:text-align="justify" style:justify-single-word="false"/>
      <style:text-properties officeooo:rsid="0020170d" officeooo:paragraph-rsid="0020170d"/>
    </style:style>
    <style:style style:name="P33" style:family="paragraph" style:parent-style-name="Standard">
      <style:paragraph-properties fo:text-align="justify" style:justify-single-word="false"/>
      <style:text-properties officeooo:rsid="0020170d" officeooo:paragraph-rsid="0021a785"/>
    </style:style>
    <style:style style:name="P34" style:family="paragraph" style:parent-style-name="Standard">
      <style:paragraph-properties fo:text-align="justify" style:justify-single-word="false"/>
      <style:text-properties style:use-window-font-color="true" style:font-name="Times New Roman" fo:font-size="12pt" fo:language="es" fo:country="ES" officeooo:rsid="00224dd5" officeooo:paragraph-rsid="00224dd5" style:font-name-asian="Times New Roman" style:font-size-asian="12pt" style:font-name-complex="Times New Roman" style:font-size-complex="12pt" style:language-complex="ar" style:country-complex="SA"/>
    </style:style>
    <style:style style:name="P35" style:family="paragraph" style:parent-style-name="Standard">
      <style:paragraph-properties fo:text-align="justify" style:justify-single-word="false"/>
      <style:text-properties style:use-window-font-color="true" style:font-name="Times New Roman" fo:font-size="12pt" fo:language="es" fo:country="ES" officeooo:rsid="00224dd5" officeooo:paragraph-rsid="00233839" style:font-name-asian="Times New Roman" style:font-size-asian="12pt" style:font-name-complex="Times New Roman" style:font-size-complex="12pt" style:language-complex="ar" style:country-complex="SA"/>
    </style:style>
    <style:style style:name="P36" style:family="paragraph" style:parent-style-name="Standard">
      <style:paragraph-properties fo:text-align="justify" style:justify-single-word="false"/>
      <style:text-properties officeooo:rsid="00233839" officeooo:paragraph-rsid="00233839"/>
    </style:style>
    <style:style style:name="T1" style:family="text">
      <style:text-properties fo:font-style="italic" style:font-style-asian="italic" style:font-style-complex="italic"/>
    </style:style>
    <style:style style:name="T2" style:family="text">
      <style:text-properties fo:font-style="italic" officeooo:rsid="000b88cd" style:font-style-asian="italic" style:font-style-complex="italic"/>
    </style:style>
    <style:style style:name="T3" style:family="text">
      <style:text-properties fo:font-style="italic" officeooo:rsid="0020170d" style:font-style-asian="italic" style:font-style-complex="italic"/>
    </style:style>
    <style:style style:name="T4" style:family="text">
      <style:text-properties fo:font-style="italic" style:text-underline-style="none" officeooo:rsid="0020170d" style:font-style-asian="italic" style:font-style-complex="italic"/>
    </style:style>
    <style:style style:name="T5" style:family="text">
      <style:text-properties officeooo:rsid="000914a2"/>
    </style:style>
    <style:style style:name="T6" style:family="text">
      <style:text-properties officeooo:rsid="000a83a4"/>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d260f" style:font-weight-asian="bold" style:font-weight-complex="bold"/>
    </style:style>
    <style:style style:name="T10" style:family="text">
      <style:text-properties fo:font-weight="bold" officeooo:rsid="0021a785" style:font-weight-asian="bold" style:font-weight-complex="bold"/>
    </style:style>
    <style:style style:name="T11" style:family="text">
      <style:text-properties style:font-weight-complex="bold"/>
    </style:style>
    <style:style style:name="T12" style:family="text">
      <style:text-properties officeooo:rsid="000b88cd"/>
    </style:style>
    <style:style style:name="T13" style:family="text">
      <style:text-properties officeooo:rsid="00199532"/>
    </style:style>
    <style:style style:name="T14" style:family="text">
      <style:text-properties officeooo:rsid="001b7ac5"/>
    </style:style>
    <style:style style:name="T15" style:family="text">
      <style:text-properties officeooo:rsid="001d260f"/>
    </style:style>
    <style:style style:name="T16" style:family="text">
      <style:text-properties fo:font-style="normal" style:font-style-asian="normal" style:font-style-complex="normal"/>
    </style:style>
    <style:style style:name="T17" style:family="text">
      <style:text-properties fo:font-style="normal" officeooo:rsid="001d260f" style:font-style-asian="normal" style:font-style-complex="normal"/>
    </style:style>
    <style:style style:name="T18" style:family="text">
      <style:text-properties fo:font-style="normal" officeooo:rsid="001da5fe" style:font-style-asian="normal" style:font-style-complex="normal"/>
    </style:style>
    <style:style style:name="T19" style:family="text">
      <style:text-properties fo:font-style="normal" officeooo:rsid="0023383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233839" style:font-style-asian="normal" style:font-weight-asian="bold" style:font-style-complex="normal" style:font-weight-complex="bold"/>
    </style:style>
    <style:style style:name="T22"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3" style:family="text">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style:font-name="Times New Roman" fo:font-size="12pt" fo:language="es" fo:country="ES" fo:font-style="normal" officeooo:rsid="00233839" style:font-name-asian="Times New Roman" style:font-size-asian="12pt" style:font-style-asian="normal" style:font-name-complex="Times New Roman" style:font-size-complex="12pt" style:language-complex="ar" style:country-complex="SA" style:font-style-complex="normal"/>
    </style:style>
    <style:style style:name="T25" style:family="text">
      <style:text-properties style:use-window-font-color="true" style:font-name="Times New Roman"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26" style:family="text">
      <style:text-properties style:use-window-font-color="true" style:font-name="Times New Roman" fo:font-size="12pt" fo:language="es" fo:country="ES" fo:font-style="normal" fo:font-weight="bold" officeooo:rsid="00233839"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27"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8" style:family="text">
      <style:text-properties officeooo:rsid="001da5fe"/>
    </style:style>
    <style:style style:name="T29" style:family="text">
      <style:text-properties officeooo:rsid="001eecce"/>
    </style:style>
    <style:style style:name="T30" style:family="text">
      <style:text-properties officeooo:rsid="0020170d"/>
    </style:style>
    <style:style style:name="T31" style:family="text">
      <style:text-properties officeooo:rsid="0021a7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uevos Paradigmas de Interacción</text:p>
      <text:p text:style-name="P1"/>
      <text:p text:style-name="P2">Ficha técnica del sistema de diálogo realizado en las prácticas</text:p>
      <text:p text:style-name="P2"/>
      <text:p text:style-name="P12">Datos del grupo de alumnos</text:p>
      <text:p text:style-name="P3"/>
      <text:p text:style-name="P5">Alumno 1</text:p>
      <text:p text:style-name="P5"/>
      <table:table table:name="Tabla1" table:style-name="Tabla1">
        <table:table-column table:style-name="Tabla1.A"/>
        <table:table-row table:style-name="Tabla1.1">
          <table:table-cell table:style-name="Tabla1.A1" office:value-type="string">
            <text:p text:style-name="P7"><text:span text:style-name="T1">Apellidos y Nombre:</text:span> <text:span text:style-name="T5">Estepa Fernández, Alberto</text:span></text:p>
          </table:table-cell>
        </table:table-row>
        <table:table-row table:style-name="Tabla1.1">
          <table:table-cell table:style-name="Tabla1.A1" office:value-type="string">
            <text:p text:style-name="P7"><text:span text:style-name="T1">E-mail:</text:span> <text:span text:style-name="T5">albertoestep@correo.ugr.es</text:span></text:p>
          </table:table-cell>
        </table:table-row>
      </table:table>
      <text:p text:style-name="P6"/>
      <text:p text:style-name="P5">Alumno <text:span text:style-name="T6">2</text:span></text:p>
      <text:p text:style-name="P5"/>
      <table:table table:name="Tabla2" table:style-name="Tabla2">
        <table:table-column table:style-name="Tabla2.A"/>
        <table:table-row table:style-name="Tabla2.1">
          <table:table-cell table:style-name="Tabla2.A1" office:value-type="string">
            <text:p text:style-name="P8"><text:span text:style-name="T1">Apellidos y Nombre:</text:span> <text:span text:style-name="T5">Robles Urquiza, Miguel Ángel</text:span></text:p>
          </table:table-cell>
        </table:table-row>
        <table:table-row table:style-name="Tabla2.1">
          <table:table-cell table:style-name="Tabla2.A1" office:value-type="string">
            <text:p text:style-name="P8"><text:span text:style-name="T1">E-mail:</text:span> miguerobles@correo.ugr.<text:span text:style-name="T5">es</text:span></text:p>
          </table:table-cell>
        </table:table-row>
      </table:table>
      <text:p text:style-name="P6"/>
      <text:p text:style-name="P5"><text:span text:style-name="T11">Alumno</text:span> <text:span text:style-name="T6">3</text:span></text:p>
      <text:p text:style-name="P5"/>
      <table:table table:name="Tabla3" table:style-name="Tabla3">
        <table:table-column table:style-name="Tabla3.A"/>
        <table:table-row table:style-name="Tabla3.1">
          <table:table-cell table:style-name="Tabla3.A1" office:value-type="string">
            <text:p text:style-name="P8"><text:span text:style-name="T1">Apellidos y Nombre:</text:span> <text:span text:style-name="T5">Sánchez Muñoz, Carlos Santiago</text:span></text:p>
          </table:table-cell>
        </table:table-row>
        <table:table-row table:style-name="Tabla3.1">
          <table:table-cell table:style-name="Tabla3.A1" office:value-type="string">
            <text:p text:style-name="P8"><text:span text:style-name="T1">E-mail:</text:span> <text:span text:style-name="T5">carlossamu7@correo.ugr.es</text:span></text:p>
          </table:table-cell>
        </table:table-row>
      </table:table>
      <text:p text:style-name="P6"/>
      <text:p text:style-name="P11">¿Quién ha subido los ficheros del sistema a la plataforma Prado?</text:p>
      <text:p text:style-name="Standard"/>
      <table:table table:name="Tabla4" table:style-name="Tabla4">
        <table:table-column table:style-name="Tabla4.A"/>
        <table:table-row table:style-name="Tabla4.1">
          <table:table-cell table:style-name="Tabla4.A1" office:value-type="string">
            <text:p text:style-name="P10"><text:span text:style-name="T5">Sánchez Muñoz, Carlos Santiago</text:span></text:p>
          </table:table-cell>
        </table:table-row>
      </table:table>
      <text:p text:style-name="Standard"/>
      <text:p text:style-name="P12">Datos del sistema de diálogo</text:p>
      <text:p text:style-name="P13"/>
      <text:p text:style-name="P28"><text:span text:style-name="T9">Teléfono asignado al sistema: </text:span><text:span text:style-name="T22">911 88 00 57</text:span></text:p>
      <text:p text:style-name="P28"><text:span text:style-name="T9"/></text:p>
      <text:p text:style-name="P28"><text:span text:style-name="T8">PIN asignado al sistema:</text:span> <text:s/>9990520680</text:p>
      <text:p text:style-name="Standard"/>
      <text:p text:style-name="Standard"><text:span text:style-name="T8">SIP asignado al sistema: </text:span>9990520680@sip.lhr.aspect-cloud.net</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Breve descripción de la finalidad del sistema:</text:p>
      <text:p text:style-name="P11"/>
      <table:table table:name="Tabla5" table:style-name="Tabla5">
        <table:table-column table:style-name="Tabla5.A"/>
        <table:table-row table:style-name="Tabla5.1">
          <table:table-cell table:style-name="Tabla5.A1" office:value-type="string">
            <text:p text:style-name="P4"/>
            <text:p text:style-name="P17">Nuestro <text:span text:style-name="T15">equipo</text:span> <text:span text:style-name="T13">ha desarrollado</text:span> un sistema de diálogo sobre la<text:span text:style-name="T12">s taquillas de la Alhambra.</text:span></text:p>
            <text:p text:style-name="P17"/>
            <text:p text:style-name="P14">El sistema de diálogo <text:span text:style-name="T13">se</text:span> <text:span text:style-name="T13">encarga</text:span> de la compra-<text:span text:style-name="T15">venta</text:span> de entradas del monumento <text:span text:style-name="T15">e informará sobre</text:span> <text:span text:style-name="T15">cuestiones</text:span> básicas de la visita, <text:span text:style-name="T15">en concreto i</text:span>nformará sobre horarios, <text:span text:style-name="T14">precios,</text:span> reservas, consignas, ofertas para grupos o descuentos, etc.</text:p>
            <text:p text:style-name="P18"/>
            <text:p text:style-name="Standard"/>
          </table:table-cell>
        </table:table-row>
      </table:table>
      <text:p text:style-name="Standard"/>
      <text:p text:style-name="Standard"/>
      <text:p text:style-name="P11">Descripción de las características más relevantes del sistema:</text:p>
      <text:p text:style-name="P11"/>
      <table:table table:name="Tabla6" table:style-name="Tabla6">
        <table:table-column table:style-name="Tabla6.A"/>
        <table:table-row table:style-name="Tabla6.1">
          <table:table-cell table:style-name="Tabla6.A1" office:value-type="string">
            <text:p text:style-name="P4"/>
            <text:p text:style-name="P20">Estructura de<text:span text:style-name="T28">l</text:span> flujo del sistema de diálogo:</text:p>
            <text:p text:style-name="P20"/>
            <text:p text:style-name="P15">El fichero principal es <text:span text:style-name="T1">main.vxml</text:span> <text:span text:style-name="T14">que distingue entre los dos temas fundamentales de nuestro sistema de diálogo: pedir información sobre las visitas al monumento y compra de entradas</text:span>. </text:p>
            <text:p text:style-name="P15"/>
            <text:p text:style-name="P15"><text:span text:style-name="T14">Así d</text:span>e<text:span text:style-name="T14">l fichero principal</text:span> se ramifican dos <text:span text:style-name="T14">documentos</text:span> más que son <text:span text:style-name="T1">entradas.vxml</text:span> e <text:span text:style-name="T1">info.vxml</text:span>. A partir de aquí todos los ficheros cuentan con eventos de ayuda y salida que se basan en las gramáticas <text:span text:style-name="T1">gramaticaAyuda.jsgf</text:span> y <text:span text:style-name="T1">gramaticaSalida.jsgf</text:span> respectivamente. </text:p>
            <text:p text:style-name="P15"/>
            <text:p text:style-name="P16">En <text:span text:style-name="T1">entradas.vxml,</text:span><text:span text:style-name="T16"> </text:span><text:span text:style-name="T17">cuya función será la compra de entradas, </text:span><text:span text:style-name="T16">usamos:</text:span> <text:span text:style-name="T1">gramaticaTipoVisita.jsgf</text:span> para elegir el tipo de visita a realizar; <text:span text:style-name="T1">gramaticaNombreApellidos.jsgf</text:span> para indicar el nombre del comprador; <text:span text:style-name="T1">gramaticaDia.jsgf</text:span> para ver el día de la visita; y <text:span text:style-name="T1">gramaticaMes.jsgf</text:span> para ver el mes de la visita. </text:p>
            <text:p text:style-name="P16"/>
            <text:p text:style-name="P23"><text:span text:style-name="T12">Por otro lado, para info.vxml, cuya función será informar al usuario sobre diversos temas relacionados con la visita al monumento, tenemos cuatro ramificaciones:</text:span></text:p>
            <text:list xml:id="list2446490349" text:style-name="L1">
              <text:list-item>
                <text:p text:style-name="P24"><text:span text:style-name="T2">disponibilidad.vxml</text:span><text:span text:style-name="T12"> que informará sobre la disponibilidad de entradas para un cierto día que indicará el usuario con lo que usará </text:span><text:span text:style-name="T2">gramaticaDia.jsgf</text:span><text:span text:style-name="T12"> para ver el día de la visita y </text:span><text:span text:style-name="T2">gramaticaMes.jsgf</text:span><text:span text:style-name="T12"> para ver el mes de la visita; </text:span></text:p>
              </text:list-item>
              <text:list-item>
                <text:p text:style-name="P24"><text:span text:style-name="T2">tipoVisitas.vmxl </text:span><text:span text:style-name="T18">que dará información sobre los distintos modos de visita de la Alhambra</text:span><text:span text:style-name="T12">; </text:span></text:p>
              </text:list-item>
              <text:list-item>
                <text:p text:style-name="P24"><text:span text:style-name="T2">consignas.vmxl</text:span><text:span text:style-name="T12"> que informará sobre la posibilidad de guardar las diferentes maletas u objetos que llevemos al monumento;</text:span></text:p>
              </text:list-item>
              <text:list-item>
                <text:p text:style-name="P25"><text:span text:style-name="T2">ofertas.vxml</text:span><text:span text:style-name="T12"> que indicará al usuario las diversas ofertas que se ofrecen en la compra de entradas dependiendo de la situación de éste. </text:span></text:p>
                <text:p text:style-name="P25"/>
              </text:list-item>
            </text:list>
            <text:p text:style-name="P26"><text:span text:style-name="T12">Desde todos ellos redirigimos el flujo del sistema de diálogo al fichero </text:span><text:span text:style-name="T2">main.vxml</text:span><text:span text:style-name="T12"> para poder realizar más operaciones sin tener que volver a llamar.</text:span></text:p>
            <text:p text:style-name="P26"/>
            <text:p text:style-name="P26"/>
            <text:p text:style-name="P26"/>
            <text:p text:style-name="P29"><text:soft-page-break/></text:p>
            <text:p text:style-name="P21">Recursos usados por el sistema de diálogo:</text:p>
            <text:p text:style-name="P19"/>
            <text:p text:style-name="P30">Hemos realizado un sistema de diálogo usable por el usuario ya que en los ficheros en los que puede haber dudas sobre lo que realizar hemos introducido la funcionalidad de pedir <text:span text:style-name="T8">ayuda</text:span> <text:span text:style-name="T29">en forma de evento </text:span>(diciendo simplemente alguna de las siguientes expresiones: “ayuda”, “ayudame”, “ayuda por favor”, “no se que hacer” o “que digo ahora”). Además hemos implementado una funcionalidad de <text:span text:style-name="T8">salida</text:span> del sistema en los ficheros que son ramas de la aplicación <text:span text:style-name="T29">en forma de evento (</text:span>diciendo simplemente alguna de las siguientes expresiones: “<text:span text:style-name="T29">adios”, “terminar” o “salir”).</text:span></text:p>
            <text:p text:style-name="P30"/>
            <text:p text:style-name="P33"><text:span text:style-name="T31">D</text:span>urante todo el sistema de diálogo <text:span text:style-name="T31">hemos usado una </text:span><text:span text:style-name="T10">estrategia de interacción dirigida por el sistema</text:span><text:span text:style-name="T31"> para que el usuario se sienta guiado a lo largo de todo el flujo del sistema.</text:span></text:p>
            <text:p text:style-name="P30"/>
            <text:p text:style-name="P32"><text:span text:style-name="T31">Además</text:span> usamos una <text:span text:style-name="T8">estrategia de confirmación implícita</text:span> para hacer el diálogo más eficiente y mas natural.</text:p>
            <text:p text:style-name="P22"/>
            <text:p text:style-name="P31">Hemos usado <text:span text:style-name="T8">diversos tipos de diálogos</text:span><text:span text:style-name="T7">:</text:span> desde formularios forms (usado por ejemplo en los ficheros <text:span text:style-name="T1">disponibilidad.vxml</text:span>, <text:span text:style-name="T1">entradas.vxml</text:span>, <text:span text:style-name="T3">ofertas.vxml</text:span><text:span text:style-name="T30"> o </text:span><text:span text:style-name="T3">tipoVisitas.vxml</text:span><text:span text:style-name="T30">) a menús (usado por ejemplo en los ficheros </text:span><text:span text:style-name="T4">main.vxml</text:span><text:span text:style-name="T30"> o </text:span><text:span text:style-name="T3">info.vxml</text:span><text:span text:style-name="T30">).</text:span></text:p>
            <text:p text:style-name="P31"/>
            <text:p text:style-name="P34">Nos hemos servido de utilidades como los eventos &lt;<text:span text:style-name="T8">nomatch</text:span>&gt; para ayudar al usuario a saber que hacer cuando no sabe que responder y <text:span text:style-name="T8">tapered prompts</text:span> que permiten que el mensaje de ayuda cambie en función del valor del contador <text:span text:style-name="T1">count. </text:span><text:span text:style-name="T16">Estas utilidades se pueden ver por ejemplo en los ficheros </text:span><text:span text:style-name="T1">disponibilidad.vxml</text:span><text:span text:style-name="T16"> y </text:span><text:span text:style-name="T1">entradas.vxml</text:span><text:span text:style-name="T16">.</text:span></text:p>
            <text:p text:style-name="P34"><text:span text:style-name="T16"/></text:p>
            <text:p text:style-name="P34"><text:span text:style-name="T16">Hemos usado </text:span><text:span text:style-name="T20">recursos de audio</text:span><text:span text:style-name="T16"> en el fichero </text:span><text:span text:style-name="T1">consignas.vxml</text:span><text:span text:style-name="T16"> mediante el audio </text:span><text:span text:style-name="T1">consignas.wav</text:span><text:span text:style-name="T16">.</text:span></text:p>
            <text:p text:style-name="P34"><text:span text:style-name="T16"/></text:p>
            <text:p text:style-name="P35"><text:span text:style-name="T16">También hemos utilizado </text:span><text:span text:style-name="T21">estructuras</text:span><text:span text:style-name="T20"> de control </text:span><text:span text:style-name="T21">condicionales</text:span><text:span text:style-name="T16"> </text:span><text:span text:style-name="T19">(</text:span><text:span text:style-name="T16">&lt;if&gt; </text:span><text:span text:style-name="T19">&lt;</text:span><text:span text:style-name="T16">elseif</text:span><text:span text:style-name="T19">&gt; &lt;else&gt;) en la mayoría de los documentos del sistema.</text:span></text:p>
            <text:p text:style-name="P35"><text:span text:style-name="T19"/></text:p>
            <text:p text:style-name="P27"><text:span text:style-name="T24">Hemos decidido controlar que ciertos diálogos del sistema no se puedan cortar por el usuario porque los consideramos importantes en la realización de la tarea. Para ello nos hemos servido de la funcionalidad </text:span><text:span text:style-name="T26">&lt;bargein="false"&gt;</text:span><text:span text:style-name="T24">.</text:span></text:p>
            <text:p text:style-name="P27"><text:span text:style-name="T24"/></text:p>
            <text:p text:style-name="P36"><text:span text:style-name="T23">Por otro lado en algunas partes del sistema (como en </text:span><text:span text:style-name="T27">ofertas.vxml</text:span><text:span text:style-name="T23"> o </text:span><text:span text:style-name="T27">tipoVisitas.vxml</text:span><text:span text:style-name="T23">) permitimos que el usuario pueda </text:span><text:span text:style-name="T25">usar el teclado</text:span><text:span text:style-name="T23"> de su sistema físico para elegir la opción que prefiera. Para ello hemos usado la utilidad &lt;option dtmf="x"&gt;.</text:span></text:p>
            <text:p text:style-name="P36"><text:span text:style-name="T23"/></text:p>
            <text:p text:style-name="P36"><text:span text:style-name="T23"/></text:p>
            <text:p text:style-name="P34"><text:span text:style-name="T19"/></text:p>
            <text:p text:style-name="P34"><text:span text:style-name="T19"/></text:p>
            <text:p text:style-name="P34"><text:span text:style-name="T19"/></text:p>
            <text:p text:style-name="P34"><text:span text:style-name="T19"/></text:p>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 style:family="paragraph" style:parent-style-name="Standard">
      <style:paragraph-properties fo:margin-top="0cm" fo:margin-bottom="0cm" loext:contextual-spacing="true" fo:text-align="center" style:justify-single-word="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Ramon</meta:initial-creator>
    <meta:creation-date>2016-10-27T13:25:00</meta:creation-date>
    <dc:date>2019-12-30T18:13:17.656363509</dc:date>
    <meta:print-date>2019-11-22T16:49:00</meta:print-date>
    <meta:editing-cycles>20</meta:editing-cycles>
    <meta:editing-duration>PT36M56S</meta:editing-duration>
    <meta:generator>LibreOffice/6.1.6.3$Linux_X86_64 LibreOffice_project/10$Build-3</meta:generator>
    <meta:document-statistic meta:table-count="6" meta:image-count="0" meta:object-count="0" meta:page-count="4" meta:paragraph-count="43" meta:word-count="742" meta:character-count="4890" meta:non-whitespace-character-count="4188"/>
  </office:meta>
</office:document-meta>
</file>